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hell DLg" svg:font-family="'MS Shell DLg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48in" fo:margin-right="1.9583in" fo:text-indent="0in" style:auto-text-indent="false" style:text-autospace="none"/>
      <style:text-properties fo:color="#000000" style:font-name="Verdana" fo:font-size="12pt" style:font-name-asian="MS Shell DLg" style:font-size-asian="12pt" style:font-name-complex="MS Shell DLg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Hey bro! Whatsup. yah man just called to tell you I put my penis in a vagina yesterday(pause) yah inside(pause) well in and out really it was both in and out(pause) well i cant say how many times im not great at counting large numbers plus i was preoccupied what with the thrusting and all(pause)an estimate... hmm well lets see... well i can definately tell you that it was in 2 more times than it.due to the fact that it went in... and it came in...so logically ammount in = out + 2.i think your missing the point it wasnt really the ammount of times i put my penis in , or for that matter out, it was rather the act itself.... the velocity? hmmm thats a good question. well i suppose it wasnt constant. you know back and forth what not. I suppose I probably had some sort of average frequency with the matter.... sort of a sinusoidal wave functionyou know.... </text:p>
      <text:p text:style-name="P1">yah grab your calculator lets figure this 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hell DLg" svg:font-family="'MS Shell DLg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ton Phillips</meta:initial-creator>
    <meta:creation-date>2009-05-28T08:42:53.98</meta:creation-date>
    <meta:document-statistic meta:table-count="0" meta:image-count="0" meta:object-count="0" meta:page-count="1" meta:paragraph-count="2" meta:word-count="170" meta:character-count="910"/>
    <dc:date>2009-05-28T08:43:12.37</dc:date>
    <dc:creator>Colton Phillips</dc:creator>
    <meta:editing-duration>PT00H00M18S</meta:editing-duration>
    <meta:editing-cycles>1</meta:editing-cycles>
    <meta:generator>OpenOffice.org/3.0$Win32 OpenOffice.org_project/300m15$Build-9379</meta:generator>
  </office:meta>
</office:document-meta>
</file>